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>
      <style:text-properties officeooo:rsid="0024242a" officeooo:paragraph-rsid="0022d256"/>
    </style:style>
    <style:style style:name="P3" style:family="paragraph" style:parent-style-name="Standard">
      <style:text-properties officeooo:rsid="0025c3e1" officeooo:paragraph-rsid="0025c3e1"/>
    </style:style>
    <style:style style:name="P4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5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19296c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10" style:family="paragraph" style:parent-style-name="Standard">
      <style:text-properties officeooo:paragraph-rsid="00272a2d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Heading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color="#729fcf" loext:opacity="100%"/>
    </style:style>
    <style:style style:name="P15" style:family="paragraph" style:parent-style-name="Table_20_Heading">
      <style:paragraph-properties fo:margin-left="0cm" fo:margin-right="0cm" fo:text-indent="0cm" style:auto-text-indent="false"/>
      <style:text-properties fo:color="#729fcf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729fcf" loext:opacity="100%" loext:padding="0.049cm" loext:border="0.06pt solid #d9d9e3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729fcf" loext:opacity="100%" loext:padding="0.049cm" loext:border="0.06pt solid #d9d9e3"/>
    </style:style>
    <style:style style:name="P18" style:family="paragraph" style:parent-style-name="Text_20_body">
      <style:text-properties fo:color="#729fcf" loext:opacity="100%" officeooo:rsid="00272a2d" officeooo:paragraph-rsid="00272a2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P20" style:family="paragraph" style:parent-style-name="Standard">
      <style:text-properties officeooo:paragraph-rsid="00272a2d" loext:padding="0.049cm" loext:border="0.06pt solid #d9d9e3"/>
    </style:style>
    <style:style style:name="P2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758b" officeooo:paragraph-rsid="0029758b"/>
    </style:style>
    <style:style style:name="P2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aea0c" officeooo:paragraph-rsid="002aea0c"/>
    </style:style>
    <style:style style:name="P23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5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7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  <style:text-properties fo:color="#729fcf" loext:opacity="100%" loext:padding="0.049cm" loext:border="0.06pt solid #d9d9e3"/>
    </style:style>
    <style:style style:name="P29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218c57"/>
    </style:style>
    <style:style style:name="T2" style:family="text">
      <style:text-properties officeooo:rsid="002575e6"/>
    </style:style>
    <style:style style:name="T3" style:family="text">
      <style:text-properties loext:padding="0.049cm" loext:border="0.06pt solid #d9d9e3"/>
    </style:style>
    <style:style style:name="T4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72a2d"/>
    </style:style>
    <style:style style:name="T5" style:family="text">
      <style:text-properties fo:color="#729fcf" loext:opacity="100%"/>
    </style:style>
    <style:style style:name="T6" style:family="text">
      <style:text-properties fo:color="#729fcf" loext:opacity="100%" loext:padding="0.049cm" loext:border="0.06pt solid #d9d9e3"/>
    </style:style>
    <style:style style:name="T7" style:family="text">
      <style:text-properties officeooo:rsid="0028db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7">3</text:span></text:p>
      <text:p text:style-name="P1"/>
      <text:p text:style-name="P2"/>
      <text:p text:style-name="P21">Fichero punto de montaje ecryptfs</text:p>
      <text:p text:style-name="P21"/>
      <text:p text:style-name="P21"/>
      <text:p text:style-name="P21">curso@ubuntu:~$ cat .ecryptfs/Private.mnt </text:p>
      <text:p text:style-name="P21">/home/curso/Private</text:p>
      <text:p text:style-name="P21"/>
      <text:p text:style-name="P21"/>
      <text:p text:style-name="P22">viene en el manual <text:a xlink:type="simple" xlink:href="https://linux.die.net/man/1/ecryptfs-setup-private" text:style-name="Internet_20_link" text:visited-style-name="Visited_20_Internet_20_Link">https://linux.die.net/man/1/ecryptfs-setup-private</text:a> ;-)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24T15:30:02.040522182</dc:date>
    <meta:editing-duration>P2DT2H23M16S</meta:editing-duration>
    <meta:editing-cycles>20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5" meta:word-count="19" meta:character-count="194" meta:non-whitespace-character-count="177"/>
  </office:meta>
</office:document-meta>
</file>